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E23755DDD03B6C32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094cm" svg:height="15.621cm" svg:x="1.385cm" svg:y="1.151cm">
          <draw:image xlink:href="Pictures/1000000000000500000002E23755DDD03B6C32E5.png" xlink:type="simple" xlink:show="embed" xlink:actuate="onLoad">
            <text:p/>
          </draw:image>
        </draw:frame>
        <draw:frame draw:style-name="gr2" draw:text-style-name="P2" draw:layer="layout" svg:width="18.904cm" svg:height="0.962cm" svg:x="2cm" svg:y="18.3cm">
          <draw:text-box>
            <text:p>Document Information (Title, PMID, Publication Year, VIST Score)</text:p>
          </draw:text-box>
        </draw:frame>
        <draw:frame draw:style-name="gr3" draw:text-style-name="P2" draw:layer="layout" svg:width="5.222cm" svg:height="1.673cm" svg:x="23.4cm" svg:y="18.2cm">
          <draw:text-box>
            <text:p>Show document </text:p>
            <text:p text:style-name="P1">details</text:p>
          </draw:text-box>
        </draw:frame>
        <draw:line draw:style-name="gr4" draw:text-style-name="P3" draw:layer="layout" svg:x1="27.4cm" svg:y1="18.2cm" svg:x2="27.4cm" svg:y2="16.4cm">
          <text:p/>
        </draw:line>
        <draw:measure draw:style-name="gr5" draw:text-style-name="P1" draw:layer="measurelines" svg:x1="2cm" svg:y1="17.5cm" svg:x2="26.8cm" svg:y2="17.5cm">
          <text:p text:style-name="P4"/>
          <text:p text:style-name="P4"/>
        </draw:measure>
        <draw:frame draw:style-name="gr2" draw:text-style-name="P2" draw:layer="layout" svg:width="4.96cm" svg:height="0.962cm" svg:x="23.44cm" svg:y="7.1cm">
          <draw:text-box>
            <text:p>Available Filters</text:p>
          </draw:text-box>
        </draw:frame>
        <draw:frame draw:style-name="gr2" draw:text-style-name="P2" draw:layer="layout" svg:width="4.122cm" svg:height="0.962cm" svg:x="24.278cm" svg:y="5.038cm">
          <draw:text-box>
            <text:p>Query Terms</text:p>
          </draw:text-box>
        </draw:frame>
        <draw:line draw:style-name="gr4" draw:text-style-name="P3" draw:layer="layout" svg:x1="24cm" svg:y1="5.5cm" svg:x2="19.4cm" svg:y2="5.5cm">
          <text:p/>
        </draw:line>
        <draw:line draw:style-name="gr4" draw:text-style-name="P3" draw:layer="layout" svg:x1="23.4cm" svg:y1="7.7cm" svg:x2="22.3cm" svg:y2="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3:15:56.459000000</meta:creation-date>
    <dc:date>2017-12-18T11:11:51.684000000</dc:date>
    <meta:editing-duration>PT5H29M25S</meta:editing-duration>
    <meta:editing-cycles>13</meta:editing-cycles>
    <meta:generator>LibreOffice/5.2.4.2$Windows_x86 LibreOffice_project/3d5603e1122f0f102b62521720ab13a38a4e0eb0</meta:generator>
    <meta:document-statistic meta:object-count="9"/>
  </office:meta>
</office:document-meta>
</file>